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06pt"/>
    </style:style>
    <style:style style:name="co3" style:family="table-column">
      <style:table-column-properties fo:break-before="auto" style:column-width="7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4">
      <style:table-cell-properties fo:border="0.74pt solid #000000"/>
    </style:style>
    <style:style style:name="ce3" style:family="table-cell" style:parent-style-name="Default" style:data-style-name="N4"/>
  </office:automatic-styles>
  <office:body>
    <office:spreadsheet>
      <table:table table:name="mesi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ASet_ID</text:p>
          </table:table-cell>
          <table:table-cell table:style-name="ce1" office:value-type="string" calcext:value-type="string">
            <text:p>kodeSatker</text:p>
          </table:table-cell>
          <table:table-cell table:style-name="ce1" office:value-type="string" calcext:value-type="string">
            <text:p>Kodekelompok</text:p>
          </table:table-cell>
          <table:table-cell table:style-name="ce1" office:value-type="string" calcext:value-type="string">
            <text:p>NoRegister</text:p>
          </table:table-cell>
          <table:table-cell table:style-name="ce1" office:value-type="string" calcext:value-type="string">
            <text:p>Tahun</text:p>
          </table:table-cell>
          <table:table-cell table:style-name="ce2" office:value-type="string" calcext:value-type="string">
            <text:p>NilaiPerolehan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string" calcext:value-type="string">
            <text:p>01.01.01.01</text:p>
          </table:table-cell>
          <table:table-cell table:style-name="ce1" office:value-type="string" calcext:value-type="string">
            <text:p>02.03.01.03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float" office:value="384200000" calcext:value-type="float">
            <text:p>384,200,000.0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3399" calcext:value-type="float">
            <text:p>13399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2.04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3" calcext:value-type="float">
            <text:p>2013</text:p>
          </table:table-cell>
          <table:table-cell table:style-name="ce2" office:value-type="float" office:value="4874000" calcext:value-type="float">
            <text:p>4,874,000.0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3400" calcext:value-type="float">
            <text:p>13400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2.04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float" office:value="5230500" calcext:value-type="float">
            <text:p>5,230,500.0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3401" calcext:value-type="float">
            <text:p>13401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2.04.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float" office:value="5230500" calcext:value-type="float">
            <text:p>5,230,500.0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3579" calcext:value-type="float">
            <text:p>13579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2.04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3" calcext:value-type="float">
            <text:p>2013</text:p>
          </table:table-cell>
          <table:table-cell table:style-name="ce2" office:value-type="float" office:value="599000" calcext:value-type="float">
            <text:p>599,000.0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3581" calcext:value-type="float">
            <text:p>13581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2.05.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2" calcext:value-type="float">
            <text:p>2012</text:p>
          </table:table-cell>
          <table:table-cell table:style-name="ce2" office:value-type="float" office:value="1300000" calcext:value-type="float">
            <text:p>1,300,000.00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3582" calcext:value-type="float">
            <text:p>13582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2.05.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2" calcext:value-type="float">
            <text:p>2012</text:p>
          </table:table-cell>
          <table:table-cell table:style-name="ce2" office:value-type="float" office:value="750000" calcext:value-type="float">
            <text:p>750,000.0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3584" calcext:value-type="float">
            <text:p>13584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2.05.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3" calcext:value-type="float">
            <text:p>2013</text:p>
          </table:table-cell>
          <table:table-cell table:style-name="ce2" office:value-type="float" office:value="2997500" calcext:value-type="float">
            <text:p>2,997,500.0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3585" calcext:value-type="float">
            <text:p>13585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2.05.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2" calcext:value-type="float">
            <text:p>2012</text:p>
          </table:table-cell>
          <table:table-cell table:style-name="ce2" office:value-type="float" office:value="2100000" calcext:value-type="float">
            <text:p>2,100,000.0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590" calcext:value-type="float">
            <text:p>13590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2.06.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3" calcext:value-type="float">
            <text:p>2013</text:p>
          </table:table-cell>
          <table:table-cell table:style-name="ce2" office:value-type="float" office:value="4999500" calcext:value-type="float">
            <text:p>4,999,500.00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3595" calcext:value-type="float">
            <text:p>13595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3.02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3" calcext:value-type="float">
            <text:p>2013</text:p>
          </table:table-cell>
          <table:table-cell table:style-name="ce2" office:value-type="float" office:value="7496500" calcext:value-type="float">
            <text:p>7,496,500.0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627" calcext:value-type="float">
            <text:p>13627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2.06.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3" calcext:value-type="float">
            <text:p>2013</text:p>
          </table:table-cell>
          <table:table-cell table:style-name="ce2" office:value-type="float" office:value="6308500" calcext:value-type="float">
            <text:p>6,308,500.0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13628" calcext:value-type="float">
            <text:p>13628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2.06.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float" office:value="7254500" calcext:value-type="float">
            <text:p>7,254,500.0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3629" calcext:value-type="float">
            <text:p>13629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2.06.0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float" office:value="7254500" calcext:value-type="float">
            <text:p>7,254,500.00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3485" calcext:value-type="float">
            <text:p>133485</text:p>
          </table:table-cell>
          <table:table-cell table:style-name="ce1" office:value-type="string" calcext:value-type="string">
            <text:p>16.01.01.01</text:p>
          </table:table-cell>
          <table:table-cell table:style-name="ce1" office:value-type="string" calcext:value-type="string">
            <text:p>02.03.01.01.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3" calcext:value-type="float">
            <text:p>2013</text:p>
          </table:table-cell>
          <table:table-cell table:style-name="ce2" office:value-type="float" office:value="371000000" calcext:value-type="float">
            <text:p>371,000,000.0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4112" calcext:value-type="float">
            <text:p>134112</text:p>
          </table:table-cell>
          <table:table-cell table:style-name="ce1" office:value-type="string" calcext:value-type="string">
            <text:p>16.02.01.01</text:p>
          </table:table-cell>
          <table:table-cell table:style-name="ce1" office:value-type="string" calcext:value-type="string">
            <text:p>02.03.01.01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4" calcext:value-type="float">
            <text:p>2014</text:p>
          </table:table-cell>
          <table:table-cell table:style-name="ce2" office:value-type="float" office:value="432220000" calcext:value-type="float">
            <text:p>432,220,000.0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8164" calcext:value-type="float">
            <text:p>338164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3.02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9405000" calcext:value-type="float">
            <text:p>9,405,000.00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float" office:value="338165" calcext:value-type="float">
            <text:p>338165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3.02.0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9405000" calcext:value-type="float">
            <text:p>9,405,000.00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float" office:value="338166" calcext:value-type="float">
            <text:p>338166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3.02.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9405000" calcext:value-type="float">
            <text:p>9,405,000.0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338170" calcext:value-type="float">
            <text:p>338170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3.04.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015000" calcext:value-type="float">
            <text:p>4,015,000.0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338171" calcext:value-type="float">
            <text:p>338171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3.04.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015000" calcext:value-type="float">
            <text:p>4,015,000.00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float" office:value="338179" calcext:value-type="float">
            <text:p>338179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2.04.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1430000" calcext:value-type="float">
            <text:p>1,430,000.00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float" office:value="338180" calcext:value-type="float">
            <text:p>338180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2.04.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1430000" calcext:value-type="float">
            <text:p>1,430,000.00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float" office:value="338182" calcext:value-type="float">
            <text:p>338182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2.04.0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1430000" calcext:value-type="float">
            <text:p>1,430,000.0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338183" calcext:value-type="float">
            <text:p>338183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2.04.0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1430000" calcext:value-type="float">
            <text:p>1,430,000.00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8184" calcext:value-type="float">
            <text:p>338184</text:p>
          </table:table-cell>
          <table:table-cell table:style-name="ce1" office:value-type="string" calcext:value-type="string">
            <text:p>04.09.01.01</text:p>
          </table:table-cell>
          <table:table-cell table:style-name="ce1" office:value-type="string" calcext:value-type="string">
            <text:p>02.06.02.04.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1430000" calcext:value-type="float">
            <text:p>1,430,000.00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43029" calcext:value-type="float">
            <text:p>343029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2" calcext:value-type="float">
            <text:p>42,163,222.00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float" office:value="343030" calcext:value-type="float">
            <text:p>343030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2" calcext:value-type="float">
            <text:p>42,163,222.00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3031" calcext:value-type="float">
            <text:p>343031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2" calcext:value-type="float">
            <text:p>42,163,222.0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43032" calcext:value-type="float">
            <text:p>343032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2" calcext:value-type="float">
            <text:p>42,163,222.00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3033" calcext:value-type="float">
            <text:p>343033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2" calcext:value-type="float">
            <text:p>42,163,222.00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43034" calcext:value-type="float">
            <text:p>343034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2" calcext:value-type="float">
            <text:p>42,163,222.00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3035" calcext:value-type="float">
            <text:p>343035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2" calcext:value-type="float">
            <text:p>42,163,222.00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343036" calcext:value-type="float">
            <text:p>343036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2" calcext:value-type="float">
            <text:p>42,163,222.00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float" office:value="343037" calcext:value-type="float">
            <text:p>343037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2" calcext:value-type="float">
            <text:p>42,163,222.00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float" office:value="343038" calcext:value-type="float">
            <text:p>343038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2" calcext:value-type="float">
            <text:p>42,163,222.00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float" office:value="343039" calcext:value-type="float">
            <text:p>343039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2" calcext:value-type="float">
            <text:p>42,163,222.00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float" office:value="343040" calcext:value-type="float">
            <text:p>343040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2" calcext:value-type="float">
            <text:p>42,163,222.00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float" office:value="343041" calcext:value-type="float">
            <text:p>343041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2" calcext:value-type="float">
            <text:p>42,163,222.0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343042" calcext:value-type="float">
            <text:p>343042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2" calcext:value-type="float">
            <text:p>42,163,222.00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float" office:value="343043" calcext:value-type="float">
            <text:p>343043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2" calcext:value-type="float">
            <text:p>42,163,222.00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float" office:value="343044" calcext:value-type="float">
            <text:p>343044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2" calcext:value-type="float">
            <text:p>42,163,222.00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3045" calcext:value-type="float">
            <text:p>343045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2" calcext:value-type="float">
            <text:p>42,163,222.00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float" office:value="343047" calcext:value-type="float">
            <text:p>343047</text:p>
          </table:table-cell>
          <table:table-cell table:style-name="ce1" office:value-type="string" calcext:value-type="string">
            <text:p>07.02.01.01</text:p>
          </table:table-cell>
          <table:table-cell table:style-name="ce1" office:value-type="string" calcext:value-type="string">
            <text:p>02.08.01.01.8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5" calcext:value-type="float">
            <text:p>2015</text:p>
          </table:table-cell>
          <table:table-cell table:style-name="ce2" office:value-type="float" office:value="42163226" calcext:value-type="float">
            <text:p>42,163,226.00</text:p>
          </table:table-cell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20" loext:min-decimal-places="20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2pt" fo:margin-bottom="72pt" fo:margin-left="90pt" fo:margin-right="90pt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Linux_X86_64 LibreOffice_project/20m0$Build-3</meta:generator>
    <meta:initial-creator>phpMyAdmin 4.6.4</meta:initial-creator>
    <meta:creation-date>2017-03-02T10:19:25</meta:creation-date>
    <dc:date>2017-03-02T10:23:05.825870589</dc:date>
    <meta:editing-duration>PT38S</meta:editing-duration>
    <meta:editing-cycles>1</meta:editing-cycles>
    <meta:document-statistic meta:table-count="1" meta:cell-count="315" meta:object-count="0"/>
  </office:meta>
</office:document-meta>
</file>